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49.68mm" svg:y="459.37mm">
            <loext:p draw:notify-on-update-of-ranges="Sheet1.C3:Sheet1.C3 Sheet1.C4:Sheet1.C98 Sheet1.D3:Sheet1.D3 Sheet1.D4:Sheet1.D98 Sheet1.E3:Sheet1.E3 Sheet1.E4:Sheet1.E98 Sheet1.F3:Sheet1.F3 Sheet1.F4:Sheet1.F98 Sheet1.G3:Sheet1.G3 Sheet1.G4:Sheet1.G98 Sheet1.H3:Sheet1.H3 Sheet1.H4:Sheet1.H98 Sheet1.I3:Sheet1.I3 Sheet1.I4:Sheet1.I98 Sheet1.J3:Sheet1.J3 Sheet1.J4:Sheet1.J98 Sheet1.K3:Sheet1.K3 Sheet1.K4:Sheet1.K98 Sheet1.L3:Sheet1.L3 Sheet1.L4:Sheet1.L98 Sheet1.M3:Sheet1.M3 Sheet1.M4:Sheet1.M98 Sheet1.N3:Sheet1.N3 Sheet1.N4:Sheet1.N98 Sheet1.O3:Sheet1.O3 Sheet1.O4:Sheet1.O98 Sheet1.P3:Sheet1.P3 Sheet1.P4:Sheet1.P98 Sheet1.Q3:Sheet1.Q3 Sheet1.Q4:Sheet1.Q98 Sheet1.R3:Sheet1.R3 Sheet1.R4:Sheet1.R98 Sheet1.S3:Sheet1.S3 Sheet1.S4:Sheet1.S98 Sheet1.T3:Sheet1.T3 Sheet1.T4:Sheet1.T98 Sheet1.U3:Sheet1.U3 Sheet1.U4:Sheet1.U98 Sheet1.V3:Sheet1.V3 Sheet1.V4:Sheet1.V98 Sheet1.W3:Sheet1.W3 Sheet1.W4:Sheet1.W98 Sheet1.X3:Sheet1.X3 Sheet1.X4:Sheet1.X98 Sheet1.Y3:Sheet1.Y3 Sheet1.Y4:Sheet1.Y98 Sheet1.Z3:Sheet1.Z3 Sheet1.Z4:Sheet1.Z98 Sheet1.AA3:Sheet1.AA3 Sheet1.AA4:Sheet1.AA98 Sheet1.AB3:Sheet1.AB3 Sheet1.AB4:Sheet1.AB98 Sheet1.AC3:Sheet1.AC3 Sheet1.AC4:Sheet1.AC9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L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8.1" calcext:value-type="float">
            <text:p>8.1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22"/>
          <table:table-cell table:formula="of:=SUM([.D4:.AD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22"/>
          <table:table-cell table:formula="of:=SUM([.D5:.AD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21"/>
          <table:table-cell table:formula="of:=SUM([.D6:.AD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21"/>
          <table:table-cell table:formula="of:=SUM([.D7:.AD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21"/>
          <table:table-cell table:formula="of:=SUM([.D8:.AD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21"/>
          <table:table-cell table:formula="of:=SUM([.D9:.AD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0"/>
          <table:table-cell table:formula="of:=SUM([.D10:.AD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20"/>
          <table:table-cell table:formula="of:=SUM([.D11:.AD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20"/>
          <table:table-cell table:formula="of:=SUM([.D12:.AD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20"/>
          <table:table-cell table:formula="of:=SUM([.D13:.AD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20"/>
          <table:table-cell table:formula="of:=SUM([.D14:.AD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20"/>
          <table:table-cell table:formula="of:=SUM([.D15:.AD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9"/>
          <table:table-cell table:formula="of:=SUM([.D16:.AD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9"/>
          <table:table-cell table:formula="of:=SUM([.D17:.AD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7"/>
          <table:table-cell table:formula="of:=SUM([.D18:.AD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7"/>
          <table:table-cell table:formula="of:=SUM([.D19:.AD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17"/>
          <table:table-cell table:formula="of:=SUM([.D20:.AD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6"/>
          <table:table-cell table:formula="of:=SUM([.D21:.AD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6"/>
          <table:table-cell table:formula="of:=SUM([.D22:.AD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5"/>
          <table:table-cell table:formula="of:=SUM([.D23:.AD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5"/>
          <table:table-cell table:formula="of:=SUM([.D24:.AD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5"/>
          <table:table-cell table:formula="of:=SUM([.D25:.AD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15"/>
          <table:table-cell table:formula="of:=SUM([.D26:.AD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5"/>
          <table:table-cell table:formula="of:=SUM([.D27:.AD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3"/>
          <table:table-cell table:formula="of:=SUM([.D28:.AD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3"/>
          <table:table-cell table:formula="of:=SUM([.D29:.AD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3"/>
          <table:table-cell table:formula="of:=SUM([.D30:.AD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13"/>
          <table:table-cell table:formula="of:=SUM([.D31:.AD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13"/>
          <table:table-cell table:formula="of:=SUM([.D32:.AD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13"/>
          <table:table-cell table:formula="of:=SUM([.D33:.AD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13"/>
          <table:table-cell table:formula="of:=SUM([.D34:.AD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2"/>
          <table:table-cell table:formula="of:=SUM([.D35:.AD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2"/>
          <table:table-cell table:formula="of:=SUM([.D36:.AD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37:.AD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12"/>
          <table:table-cell table:formula="of:=SUM([.D38:.AD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39:.AD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1"/>
          <table:table-cell table:formula="of:=SUM([.D40:.AD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11"/>
          <table:table-cell table:formula="of:=SUM([.D41:.AD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11"/>
          <table:table-cell table:formula="of:=SUM([.D42:.AD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11"/>
          <table:table-cell table:formula="of:=SUM([.D43:.AD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11"/>
          <table:table-cell table:formula="of:=SUM([.D44:.AD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11"/>
          <table:table-cell table:formula="of:=SUM([.D45:.AD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11"/>
          <table:table-cell table:formula="of:=SUM([.D46:.AD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11"/>
          <table:table-cell table:formula="of:=SUM([.D47:.AD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11"/>
          <table:table-cell table:formula="of:=SUM([.D48:.AD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"/>
          <table:table-cell table:formula="of:=SUM([.D49:.AD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10"/>
          <table:table-cell table:formula="of:=SUM([.D50:.AD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table:number-columns-repeated="9"/>
          <table:table-cell table:formula="of:=SUM([.D51:.AD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table:number-columns-repeated="9"/>
          <table:table-cell table:formula="of:=SUM([.D52:.AD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 table:number-columns-repeated="9"/>
          <table:table-cell table:formula="of:=SUM([.D53:.AD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 table:number-columns-repeated="9"/>
          <table:table-cell table:formula="of:=SUM([.D54:.AD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 table:number-columns-repeated="9"/>
          <table:table-cell table:formula="of:=SUM([.D55:.AD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9"/>
          <table:table-cell table:formula="of:=SUM([.D56:.AD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 table:number-columns-repeated="9"/>
          <table:table-cell table:formula="of:=SUM([.D57:.AD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 table:number-columns-repeated="9"/>
          <table:table-cell table:formula="of:=SUM([.D58:.AD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 table:number-columns-repeated="9"/>
          <table:table-cell table:formula="of:=SUM([.D59:.AD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 table:number-columns-repeated="9"/>
          <table:table-cell table:formula="of:=SUM([.D60:.AD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4"/>
          <table:table-cell office:value-type="float" office:value="8.5" calcext:value-type="float">
            <text:p>8.5</text:p>
          </table:table-cell>
          <table:table-cell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1:.AD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2:.AD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4"/>
          <table:table-cell office:value-type="float" office:value="6.7" calcext:value-type="float">
            <text:p>6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6.5" calcext:value-type="float">
            <text:p>6.5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3:.AD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6.3" calcext:value-type="float">
            <text:p>6.3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7"/>
          <table:table-cell table:formula="of:=SUM([.D64:.AD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4"/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7"/>
          <table:table-cell table:formula="of:=SUM([.D65:.AD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/>
          <table:table-cell office:value-type="float" office:value="5.7" calcext:value-type="float">
            <text:p>5.7</text:p>
          </table:table-cell>
          <table:table-cell office:value-type="float" office:value="16.5" calcext:value-type="float">
            <text:p>16.5</text:p>
          </table:table-cell>
          <table:table-cell office:value-type="float" office:value="18.6" calcext:value-type="float">
            <text:p>18.6</text:p>
          </table:table-cell>
          <table:table-cell office:value-type="float" office:value="5.6" calcext:value-type="float">
            <text:p>5.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formula="of:=SUM([.D66:.AD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4"/>
          <table:table-cell office:value-type="float" office:value="5.3" calcext:value-type="float">
            <text:p>5.3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5.5" calcext:value-type="float">
            <text:p>5.5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table:formula="of:=SUM([.D67:.AD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4"/>
          <table:table-cell office:value-type="float" office:value="5.1" calcext:value-type="float">
            <text:p>5.1</text:p>
          </table:table-cell>
          <table:table-cell office:value-type="float" office:value="14.7" calcext:value-type="float">
            <text:p>14.7</text:p>
          </table:table-cell>
          <table:table-cell office:value-type="float" office:value="17.5" calcext:value-type="float">
            <text:p>17.5</text:p>
          </table:table-cell>
          <table:table-cell office:value-type="float" office:value="5.2" calcext:value-type="float">
            <text:p>5.2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formula="of:=SUM([.D68:.AD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4.1" calcext:value-type="float">
            <text:p>4.1</text:p>
          </table:table-cell>
          <table:table-cell office:value-type="float" office:value="13.7" calcext:value-type="float">
            <text:p>13.7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formula="of:=SUM([.D69:.AD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5.1" calcext:value-type="float">
            <text:p>5.1</text:p>
          </table:table-cell>
          <table:table-cell table:number-columns-repeated="6"/>
          <table:table-cell table:formula="of:=SUM([.D70:.AD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4.3" calcext:value-type="float">
            <text:p>4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7.9" calcext:value-type="float">
            <text:p>7.9</text:p>
          </table:table-cell>
          <table:table-cell table:number-columns-repeated="6"/>
          <table:table-cell table:formula="of:=SUM([.D71:.AD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4.1" calcext:value-type="float">
            <text:p>4.1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formula="of:=SUM([.D72:.AD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formula="of:=SUM([.D73:.AD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table:formula="of:=SUM([.D74:.AD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3.4" calcext:value-type="float">
            <text:p>3.4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SUM([.D75:.AD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8.1" calcext:value-type="float">
            <text:p>8.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9.2" calcext:value-type="float">
            <text:p>19.2</text:p>
          </table:table-cell>
          <table:table-cell office:value-type="float" office:value="2.3" calcext:value-type="float">
            <text:p>2.3</text:p>
          </table:table-cell>
          <table:table-cell table:number-columns-repeated="5"/>
          <table:table-cell table:formula="of:=SUM([.D76:.AD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9.4" calcext:value-type="float">
            <text:p>19.4</text:p>
          </table:table-cell>
          <table:table-cell office:value-type="float" office:value="4.6" calcext:value-type="float">
            <text:p>4.6</text:p>
          </table:table-cell>
          <table:table-cell table:number-columns-repeated="5"/>
          <table:table-cell table:formula="of:=SUM([.D77:.AD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table:formula="of:=SUM([.D78:.AD7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6-06" calcext:value-type="date">
            <text:p>2016-06-06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9.4" calcext:value-type="float">
            <text:p>9.4</text:p>
          </table:table-cell>
          <table:table-cell office:value-type="float" office:value="2.7" calcext:value-type="float">
            <text:p>2.7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.1</text:p>
          </table:table-cell>
          <table:table-cell table:number-columns-repeated="5"/>
          <table:table-cell table:formula="of:=SUM([.D79:.AD7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7-11" calcext:value-type="date">
            <text:p>2016-07-1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1.7" calcext:value-type="float">
            <text:p>1.7</text:p>
          </table:table-cell>
          <table:table-cell office:value-type="float" office:value="6.4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 office:value-type="float" office:value="2.6" calcext:value-type="float">
            <text:p>2.6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13.3" calcext:value-type="float">
            <text:p>13.3</text:p>
          </table:table-cell>
          <table:table-cell table:number-columns-repeated="5"/>
          <table:table-cell table:formula="of:=SUM([.D80:.AD8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21.4" calcext:value-type="float">
            <text:p>21.4</text:p>
          </table:table-cell>
          <table:table-cell office:value-type="float" office:value="15.2" calcext:value-type="float">
            <text:p>15.2</text:p>
          </table:table-cell>
          <table:table-cell table:number-columns-repeated="5"/>
          <table:table-cell table:formula="of:=SUM([.D81:.AD8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9-05" calcext:value-type="date">
            <text:p>2016-09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2.3" calcext:value-type="float">
            <text:p>2.3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21.9" calcext:value-type="float">
            <text:p>21.9</text:p>
          </table:table-cell>
          <table:table-cell office:value-type="float" office:value="18.7" calcext:value-type="float">
            <text:p>18.7</text:p>
          </table:table-cell>
          <table:table-cell table:number-columns-repeated="5"/>
          <table:table-cell table:formula="of:=SUM([.D82:.AD82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number-columns-repeated="27"/>
          <table:table-cell table:formula="of:=SUM([.D83:.AD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22.8" calcext:value-type="float">
            <text:p>22.8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SUM([.D84:.AD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23.2" calcext:value-type="float">
            <text:p>23.2</text:p>
          </table:table-cell>
          <table:table-cell office:value-type="float" office:value="26.3" calcext:value-type="float">
            <text:p>26.3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SUM([.D85:.AD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3.3" calcext:value-type="float">
            <text:p>23.3</text:p>
          </table:table-cell>
          <table:table-cell office:value-type="float" office:value="29.6" calcext:value-type="float">
            <text:p>29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SUM([.D86:.AD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SUM([.D87:.AD8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3NG3-YHS7" xlink:type="simple">https://perma.cc/3NG3-YHS7</text:a></text:p>
          </table:table-cell>
          <table:table-cell office:value-type="date" office:date-value="2017-03-06" calcext:value-type="date">
            <text:p>2017-03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3.1" calcext:value-type="float">
            <text:p>23.1</text:p>
          </table:table-cell>
          <table:table-cell office:value-type="float" office:value="31.3" calcext:value-type="float">
            <text:p>31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SUM([.D88:.AD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TT4H-6F3B" xlink:type="simple">https://perma.cc/TT4H-6F3B</text:a></text:p>
          </table:table-cell>
          <table:table-cell office:value-type="date" office:date-value="2017-04-03" calcext:value-type="date">
            <text:p>2017-04-03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.2" calcext:value-type="float">
            <text:p>31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SUM([.D89:.AD8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JY22-7TDK" xlink:type="simple">https://perma.cc/JY22-7TDK</text:a></text:p>
          </table:table-cell>
          <table:table-cell office:value-type="date" office:date-value="2017-05-02" calcext:value-type="date">
            <text:p>2017-05-0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3.3" calcext:value-type="float">
            <text:p>23.3</text:p>
          </table:table-cell>
          <table:table-cell office:value-type="float" office:value="31.2" calcext:value-type="float">
            <text:p>31.2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SUM([.D90:.AD9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H6ML-RELH" xlink:type="simple">https://perma.cc/H6ML-RELH</text:a></text:p>
          </table:table-cell>
          <table:table-cell office:value-type="date" office:date-value="2017-06-05" calcext:value-type="date">
            <text:p>2017-06-05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22.6" calcext:value-type="float">
            <text:p>22.6</text:p>
          </table:table-cell>
          <table:table-cell office:value-type="float" office:value="31.2" calcext:value-type="float">
            <text:p>31.2</text:p>
          </table:table-cell>
          <table:table-cell office:value-type="float" office:value="8.9" calcext:value-type="float">
            <text:p>8.9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SUM([.D91:.AD9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WNZ8-P37M" xlink:type="simple">https://perma.cc/WNZ8-P37M</text:a></text:p>
          </table:table-cell>
          <table:table-cell office:value-type="date" office:date-value="2017-07-06" calcext:value-type="date">
            <text:p>2017-07-06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31.8" calcext:value-type="float">
            <text:p>31.8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SUM([.D92:.AD9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8VX2-UAQS" xlink:type="simple">https://perma.cc/8VX2-UAQS</text:a></text:p>
          </table:table-cell>
          <table:table-cell office:value-type="date" office:date-value="2017-08-08" calcext:value-type="date">
            <text:p>2017-08-08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21.8" calcext:value-type="float">
            <text:p>21.8</text:p>
          </table:table-cell>
          <table:table-cell office:value-type="float" office:value="32.3" calcext:value-type="float">
            <text:p>32.3</text:p>
          </table:table-cell>
          <table:table-cell office:value-type="float" office:value="12.3" calcext:value-type="float">
            <text:p>12.3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SUM([.D93:.AD9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UR8N-7N9N" xlink:type="simple">https://perma.cc/UR8N-7N9N</text:a></text:p>
          </table:table-cell>
          <table:table-cell office:value-type="date" office:date-value="2017-09-11" calcext:value-type="date">
            <text:p>2017-09-1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1.7" calcext:value-type="float">
            <text:p>21.7</text:p>
          </table:table-cell>
          <table:table-cell office:value-type="float" office:value="32.2" calcext:value-type="float">
            <text:p>32.2</text:p>
          </table:table-cell>
          <table:table-cell office:value-type="float" office:value="14.2" calcext:value-type="float">
            <text:p>14.2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formula="of:=SUM([.D94:.AD9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AWV-USPF" xlink:type="simple">https://perma.cc/7AWV-USPF</text:a></text:p>
          </table:table-cell>
          <table:table-cell office:value-type="date" office:date-value="2017-10-02" calcext:value-type="date">
            <text:p>2017-10-02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SUM([.D95:.AD9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6XPB-JN8X" xlink:type="simple">https://perma.cc/6XPB-JN8X</text:a></text:p>
          </table:table-cell>
          <table:table-cell office:value-type="date" office:date-value="2017-11-09" calcext:value-type="date">
            <text:p>2017-11-09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0.8" calcext:value-type="float">
            <text:p>20.8</text:p>
          </table:table-cell>
          <table:table-cell office:value-type="float" office:value="30.9" calcext:value-type="float">
            <text:p>30.9</text:p>
          </table:table-cell>
          <table:table-cell office:value-type="float" office:value="17.6" calcext:value-type="float">
            <text:p>17.6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SUM([.D96:.AD9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P3HH-ZAXK" xlink:type="simple">https://perma.cc/P3HH-ZAXK</text:a></text:p>
          </table:table-cell>
          <table:table-cell office:value-type="date" office:date-value="2017-12-11" calcext:value-type="date">
            <text:p>2017-12-11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0.2" calcext:value-type="float">
            <text:p>20.2</text:p>
          </table:table-cell>
          <table:table-cell office:value-type="float" office:value="29.7" calcext:value-type="float">
            <text:p>29.7</text:p>
          </table:table-cell>
          <table:table-cell office:value-type="float" office:value="19.3" calcext:value-type="float">
            <text:p>19.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D97:.AD9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RLV3-V6GX" xlink:type="simple">https://perma.cc/RLV3-V6GX</text:a></text:p>
          </table:table-cell>
          <table:table-cell office:value-type="date" office:date-value="2018-01-08" calcext:value-type="date">
            <text:p>2018-01-08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19.4" calcext:value-type="float">
            <text:p>19.4</text:p>
          </table:table-cell>
          <table:table-cell office:value-type="float" office:value="28.6" calcext:value-type="float">
            <text:p>28.6</text:p>
          </table:table-cell>
          <table:table-cell office:value-type="float" office:value="21.1" calcext:value-type="float">
            <text:p>21.1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SUM([.D98:.AD98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16:37:12.936670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8-01-11T16:44:09.629423695</dc:date>
    <meta:editing-duration>P3DT2H27M35S</meta:editing-duration>
    <meta:editing-cycles>51</meta:editing-cycles>
    <meta:generator>LibreOffice/5.1.6.2$Linux_X86_64 LibreOffice_project/10m0$Build-2</meta:generator>
    <meta:document-statistic meta:table-count="1" meta:cell-count="11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3cm" svg:y="0.517cm" chart:style-name="ch2">
          <text:p>Proportion of devices running different Android API versions</text:p>
        </chart:title>
        <chart:legend chart:legend-position="bottom" svg:x="6.068cm" svg:y="17.275cm" style:legend-expansion="wide" chart:style-name="ch3"/>
        <chart:plot-area chart:style-name="ch4" table:cell-range-address="Sheet1.C3:Sheet1.AC98" chart:data-source-has-labels="both" svg:x="1.519cm" svg:y="1.677cm" svg:width="23.374cm" svg:height="14.236cm">
          <chartooo:coordinate-region svg:x="2.617cm" svg:y="1.876cm" svg:width="22.276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98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98" chart:label-cell-address="Sheet1.D3:Sheet1.D3" chart:class="chart:area">
            <chart:data-point chart:repeated="95"/>
          </chart:series>
          <chart:series chart:style-name="ch11" chart:values-cell-range-address="Sheet1.E4:Sheet1.E98" chart:label-cell-address="Sheet1.E3:Sheet1.E3" chart:class="chart:area">
            <chart:data-point chart:repeated="95"/>
          </chart:series>
          <chart:series chart:style-name="ch12" chart:values-cell-range-address="Sheet1.F4:Sheet1.F98" chart:label-cell-address="Sheet1.F3:Sheet1.F3" chart:class="chart:area">
            <chart:data-point chart:repeated="95"/>
          </chart:series>
          <chart:series chart:style-name="ch13" chart:values-cell-range-address="Sheet1.G4:Sheet1.G98" chart:label-cell-address="Sheet1.G3:Sheet1.G3" chart:class="chart:area">
            <chart:data-point chart:repeated="95"/>
          </chart:series>
          <chart:series chart:style-name="ch14" chart:values-cell-range-address="Sheet1.H4:Sheet1.H98" chart:label-cell-address="Sheet1.H3:Sheet1.H3" chart:class="chart:area">
            <chart:data-point chart:repeated="95"/>
          </chart:series>
          <chart:series chart:style-name="ch15" chart:values-cell-range-address="Sheet1.I4:Sheet1.I98" chart:label-cell-address="Sheet1.I3:Sheet1.I3" chart:class="chart:area">
            <chart:data-point chart:repeated="95"/>
          </chart:series>
          <chart:series chart:style-name="ch16" chart:values-cell-range-address="Sheet1.J4:Sheet1.J98" chart:label-cell-address="Sheet1.J3:Sheet1.J3" chart:class="chart:area">
            <chart:data-point chart:repeated="95"/>
          </chart:series>
          <chart:series chart:style-name="ch17" chart:values-cell-range-address="Sheet1.K4:Sheet1.K98" chart:label-cell-address="Sheet1.K3:Sheet1.K3" chart:class="chart:area">
            <chart:data-point chart:repeated="95"/>
          </chart:series>
          <chart:series chart:style-name="ch18" chart:values-cell-range-address="Sheet1.L4:Sheet1.L98" chart:label-cell-address="Sheet1.L3:Sheet1.L3" chart:class="chart:area">
            <chart:data-point chart:repeated="95"/>
          </chart:series>
          <chart:series chart:style-name="ch19" chart:values-cell-range-address="Sheet1.M4:Sheet1.M98" chart:label-cell-address="Sheet1.M3:Sheet1.M3" chart:class="chart:area">
            <chart:data-point chart:repeated="95"/>
          </chart:series>
          <chart:series chart:style-name="ch20" chart:values-cell-range-address="Sheet1.N4:Sheet1.N98" chart:label-cell-address="Sheet1.N3:Sheet1.N3" chart:class="chart:area">
            <chart:data-point chart:repeated="95"/>
          </chart:series>
          <chart:series chart:style-name="ch21" chart:values-cell-range-address="Sheet1.O4:Sheet1.O98" chart:label-cell-address="Sheet1.O3:Sheet1.O3" chart:class="chart:area">
            <chart:data-point chart:repeated="95"/>
          </chart:series>
          <chart:series chart:style-name="ch10" chart:values-cell-range-address="Sheet1.P4:Sheet1.P98" chart:label-cell-address="Sheet1.P3:Sheet1.P3" chart:class="chart:area">
            <chart:data-point chart:repeated="95"/>
          </chart:series>
          <chart:series chart:style-name="ch11" chart:values-cell-range-address="Sheet1.Q4:Sheet1.Q98" chart:label-cell-address="Sheet1.Q3:Sheet1.Q3" chart:class="chart:area">
            <chart:data-point chart:repeated="95"/>
          </chart:series>
          <chart:series chart:style-name="ch12" chart:values-cell-range-address="Sheet1.R4:Sheet1.R98" chart:label-cell-address="Sheet1.R3:Sheet1.R3" chart:class="chart:area">
            <chart:data-point chart:repeated="95"/>
          </chart:series>
          <chart:series chart:style-name="ch13" chart:values-cell-range-address="Sheet1.S4:Sheet1.S98" chart:label-cell-address="Sheet1.S3:Sheet1.S3" chart:class="chart:area">
            <chart:data-point chart:repeated="95"/>
          </chart:series>
          <chart:series chart:style-name="ch14" chart:values-cell-range-address="Sheet1.T4:Sheet1.T98" chart:label-cell-address="Sheet1.T3:Sheet1.T3" chart:class="chart:area">
            <chart:data-point chart:repeated="95"/>
          </chart:series>
          <chart:series chart:style-name="ch22" chart:values-cell-range-address="Sheet1.U4:Sheet1.U98" chart:label-cell-address="Sheet1.U3:Sheet1.U3" chart:class="chart:area">
            <chart:data-point chart:repeated="95"/>
          </chart:series>
          <chart:series chart:style-name="ch16" chart:values-cell-range-address="Sheet1.V4:Sheet1.V98" chart:label-cell-address="Sheet1.V3:Sheet1.V3" chart:class="chart:area">
            <chart:data-point chart:repeated="95"/>
          </chart:series>
          <chart:series chart:style-name="ch17" chart:values-cell-range-address="Sheet1.W4:Sheet1.W98" chart:label-cell-address="Sheet1.W3:Sheet1.W3" chart:class="chart:area">
            <chart:data-point chart:repeated="95"/>
          </chart:series>
          <chart:series chart:style-name="ch18" chart:values-cell-range-address="Sheet1.X4:Sheet1.X98" chart:label-cell-address="Sheet1.X3:Sheet1.X3" chart:class="chart:area">
            <chart:data-point chart:repeated="95"/>
          </chart:series>
          <chart:series chart:style-name="ch19" chart:values-cell-range-address="Sheet1.Y4:Sheet1.Y98" chart:label-cell-address="Sheet1.Y3:Sheet1.Y3" chart:class="chart:area">
            <chart:data-point chart:repeated="95"/>
          </chart:series>
          <chart:series chart:style-name="ch20" chart:values-cell-range-address="Sheet1.Z4:Sheet1.Z98" chart:label-cell-address="Sheet1.Z3:Sheet1.Z3" chart:class="chart:area">
            <chart:data-point chart:repeated="95"/>
          </chart:series>
          <chart:series chart:style-name="ch21" chart:values-cell-range-address="Sheet1.AA4:Sheet1.AA98" chart:label-cell-address="Sheet1.AA3:Sheet1.AA3" chart:class="chart:area">
            <chart:data-point chart:repeated="95"/>
          </chart:series>
          <chart:series chart:style-name="ch10" chart:values-cell-range-address="Sheet1.AB4:Sheet1.AB98" chart:label-cell-address="Sheet1.AB3:Sheet1.AB3" chart:class="chart:area">
            <chart:data-point chart:repeated="95"/>
          </chart:series>
          <chart:series chart:style-name="ch11" chart:values-cell-range-address="Sheet1.AC4:Sheet1.AC98" chart:label-cell-address="Sheet1.AC3:Sheet1.AC3" chart:class="chart:area">
            <chart:data-point chart:repeated="9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  <table:table-cell office:value-type="string">
                <text:p>8.0</text:p>
                <draw:g>
                  <svg:desc>Sheet1.AB3:Sheet1.AB3</svg:desc>
                </draw:g>
              </table:table-cell>
              <table:table-cell office:value-type="string">
                <text:p>8.1</text:p>
                <draw:g>
                  <svg:desc>Sheet1.AC3:Sheet1.AC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98</svg:desc>
                </draw:g>
              </table:table-cell>
              <table:table-cell office:value-type="float" office:value="0.3">
                <text:p>0.3</text:p>
                <draw:g>
                  <svg:desc>Sheet1.D4:Sheet1.D98</svg:desc>
                </draw:g>
              </table:table-cell>
              <table:table-cell office:value-type="float" office:value="27.7">
                <text:p>27.7</text:p>
                <draw:g>
                  <svg:desc>Sheet1.E4:Sheet1.E98</svg:desc>
                </draw:g>
              </table:table-cell>
              <table:table-cell office:value-type="float" office:value="54.2">
                <text:p>54.2</text:p>
                <draw:g>
                  <svg:desc>Sheet1.F4:Sheet1.F98</svg:desc>
                </draw:g>
              </table:table-cell>
              <table:table-cell office:value-type="float" office:value="2.9">
                <text:p>2.9</text:p>
                <draw:g>
                  <svg:desc>Sheet1.G4:Sheet1.G98</svg:desc>
                </draw:g>
              </table:table-cell>
              <table:table-cell office:value-type="float" office:value="14.8">
                <text:p>14.8</text:p>
                <draw:g>
                  <svg:desc>Sheet1.H4:Sheet1.H98</svg:desc>
                </draw:g>
              </table:table-cell>
              <table:table-cell office:value-type="float" office:value="NaN">
                <text:p>NaN</text:p>
                <draw:g>
                  <svg:desc>Sheet1.I4:Sheet1.I98</svg:desc>
                </draw:g>
              </table:table-cell>
              <table:table-cell office:value-type="float" office:value="NaN">
                <text:p>NaN</text:p>
                <draw:g>
                  <svg:desc>Sheet1.J4:Sheet1.J98</svg:desc>
                </draw:g>
              </table:table-cell>
              <table:table-cell office:value-type="float" office:value="NaN">
                <text:p>NaN</text:p>
                <draw:g>
                  <svg:desc>Sheet1.K4:Sheet1.K98</svg:desc>
                </draw:g>
              </table:table-cell>
              <table:table-cell office:value-type="float" office:value="NaN">
                <text:p>NaN</text:p>
                <draw:g>
                  <svg:desc>Sheet1.L4:Sheet1.L98</svg:desc>
                </draw:g>
              </table:table-cell>
              <table:table-cell office:value-type="float" office:value="NaN">
                <text:p>NaN</text:p>
                <draw:g>
                  <svg:desc>Sheet1.M4:Sheet1.M98</svg:desc>
                </draw:g>
              </table:table-cell>
              <table:table-cell office:value-type="float" office:value="NaN">
                <text:p>NaN</text:p>
                <draw:g>
                  <svg:desc>Sheet1.N4:Sheet1.N98</svg:desc>
                </draw:g>
              </table:table-cell>
              <table:table-cell office:value-type="float" office:value="NaN">
                <text:p>NaN</text:p>
                <draw:g>
                  <svg:desc>Sheet1.O4:Sheet1.O98</svg:desc>
                </draw:g>
              </table:table-cell>
              <table:table-cell office:value-type="float" office:value="NaN">
                <text:p>NaN</text:p>
                <draw:g>
                  <svg:desc>Sheet1.P4:Sheet1.P98</svg:desc>
                </draw:g>
              </table:table-cell>
              <table:table-cell office:value-type="float" office:value="NaN">
                <text:p>NaN</text:p>
                <draw:g>
                  <svg:desc>Sheet1.Q4:Sheet1.Q98</svg:desc>
                </draw:g>
              </table:table-cell>
              <table:table-cell office:value-type="float" office:value="NaN">
                <text:p>NaN</text:p>
                <draw:g>
                  <svg:desc>Sheet1.R4:Sheet1.R98</svg:desc>
                </draw:g>
              </table:table-cell>
              <table:table-cell office:value-type="float" office:value="NaN">
                <text:p>NaN</text:p>
                <draw:g>
                  <svg:desc>Sheet1.S4:Sheet1.S98</svg:desc>
                </draw:g>
              </table:table-cell>
              <table:table-cell office:value-type="float" office:value="NaN">
                <text:p>NaN</text:p>
                <draw:g>
                  <svg:desc>Sheet1.T4:Sheet1.T98</svg:desc>
                </draw:g>
              </table:table-cell>
              <table:table-cell office:value-type="float" office:value="NaN">
                <text:p>NaN</text:p>
                <draw:g>
                  <svg:desc>Sheet1.U4:Sheet1.U98</svg:desc>
                </draw:g>
              </table:table-cell>
              <table:table-cell office:value-type="float" office:value="NaN">
                <text:p>NaN</text:p>
                <draw:g>
                  <svg:desc>Sheet1.V4:Sheet1.V98</svg:desc>
                </draw:g>
              </table:table-cell>
              <table:table-cell office:value-type="float" office:value="NaN">
                <text:p>NaN</text:p>
                <draw:g>
                  <svg:desc>Sheet1.W4:Sheet1.W98</svg:desc>
                </draw:g>
              </table:table-cell>
              <table:table-cell office:value-type="float" office:value="NaN">
                <text:p>NaN</text:p>
                <draw:g>
                  <svg:desc>Sheet1.X4:Sheet1.X98</svg:desc>
                </draw:g>
              </table:table-cell>
              <table:table-cell office:value-type="float" office:value="NaN">
                <text:p>NaN</text:p>
                <draw:g>
                  <svg:desc>Sheet1.Y4:Sheet1.Y98</svg:desc>
                </draw:g>
              </table:table-cell>
              <table:table-cell office:value-type="float" office:value="NaN">
                <text:p>NaN</text:p>
                <draw:g>
                  <svg:desc>Sheet1.Z4:Sheet1.Z98</svg:desc>
                </draw:g>
              </table:table-cell>
              <table:table-cell office:value-type="float" office:value="NaN">
                <text:p>NaN</text:p>
                <draw:g>
                  <svg:desc>Sheet1.AA4:Sheet1.AA98</svg:desc>
                </draw:g>
              </table:table-cell>
              <table:table-cell office:value-type="float" office:value="NaN">
                <text:p>NaN</text:p>
                <draw:g>
                  <svg:desc>Sheet1.AB4:Sheet1.AB98</svg:desc>
                </draw:g>
              </table:table-cell>
              <table:table-cell office:value-type="float" office:value="NaN">
                <text:p>NaN</text:p>
                <draw:g>
                  <svg:desc>Sheet1.AC4:Sheet1.AC98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6.8">
                <text:p>6.8</text:p>
              </table:table-cell>
              <table:table-cell office:value-type="float" office:value="9.4">
                <text:p>9.4</text:p>
              </table:table-cell>
              <table:table-cell office:value-type="float" office:value="2.7">
                <text:p>2.7</text:p>
              </table:table-cell>
              <table:table-cell office:value-type="float" office:value="31.6">
                <text:p>31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20">
                <text:p>20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6.4">
                <text:p>6.4</text:p>
              </table:table-cell>
              <table:table-cell office:value-type="float" office:value="8.8">
                <text:p>8.8</text:p>
              </table:table-cell>
              <table:table-cell office:value-type="float" office:value="2.6">
                <text:p>2.6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20.8">
                <text:p>20.8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8">
                <text:p>4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5.6">
                <text:p>5.6</text:p>
              </table:table-cell>
              <table:table-cell office:value-type="float" office:value="7.7">
                <text:p>7.7</text:p>
              </table:table-cell>
              <table:table-cell office:value-type="float" office:value="2.3">
                <text:p>2.3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21.9">
                <text:p>21.9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3.1">
                <text:p>23.1</text:p>
              </table:table-cell>
              <table:table-cell office:value-type="float" office:value="31.3">
                <text:p>31.3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.2">
                <text:p>31.2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23.3">
                <text:p>23.3</text:p>
              </table:table-cell>
              <table:table-cell office:value-type="float" office:value="31.2">
                <text:p>31.2</text:p>
              </table:table-cell>
              <table:table-cell office:value-type="float" office:value="6.6">
                <text:p>6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22.6">
                <text:p>22.6</text:p>
              </table:table-cell>
              <table:table-cell office:value-type="float" office:value="31.2">
                <text:p>31.2</text:p>
              </table:table-cell>
              <table:table-cell office:value-type="float" office:value="8.9">
                <text:p>8.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8">
                <text:p>2.8</text:p>
              </table:table-cell>
              <table:table-cell office:value-type="float" office:value="4.1">
                <text:p>4.1</text:p>
              </table:table-cell>
              <table:table-cell office:value-type="float" office:value="1.2">
                <text:p>1.2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2.3">
                <text:p>22.3</text:p>
              </table:table-cell>
              <table:table-cell office:value-type="float" office:value="31.8">
                <text:p>31.8</text:p>
              </table:table-cell>
              <table:table-cell office:value-type="float" office:value="10.6">
                <text:p>10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7">
                <text:p>2.7</text:p>
              </table:table-cell>
              <table:table-cell office:value-type="float" office:value="3.8">
                <text:p>3.8</text:p>
              </table:table-cell>
              <table:table-cell office:value-type="float" office:value="1.1">
                <text:p>1.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21.8">
                <text:p>21.8</text:p>
              </table:table-cell>
              <table:table-cell office:value-type="float" office:value="32.3">
                <text:p>32.3</text:p>
              </table:table-cell>
              <table:table-cell office:value-type="float" office:value="12.3">
                <text:p>12.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21.7">
                <text:p>21.7</text:p>
              </table:table-cell>
              <table:table-cell office:value-type="float" office:value="32.2">
                <text:p>32.2</text:p>
              </table:table-cell>
              <table:table-cell office:value-type="float" office:value="14.2">
                <text:p>14.2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15.8">
                <text:p>15.8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.2">
                <text:p>2.2</text:p>
              </table:table-cell>
              <table:table-cell office:value-type="float" office:value="3.1">
                <text:p>3.1</text:p>
              </table:table-cell>
              <table:table-cell office:value-type="float" office:value="0.9">
                <text:p>0.9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20.8">
                <text:p>20.8</text:p>
              </table:table-cell>
              <table:table-cell office:value-type="float" office:value="30.9">
                <text:p>30.9</text:p>
              </table:table-cell>
              <table:table-cell office:value-type="float" office:value="17.6">
                <text:p>17.6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20.2">
                <text:p>20.2</text:p>
              </table:table-cell>
              <table:table-cell office:value-type="float" office:value="29.7">
                <text:p>29.7</text:p>
              </table:table-cell>
              <table:table-cell office:value-type="float" office:value="19.3">
                <text:p>19.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08">
                <text:p>4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2.9">
                <text:p>2.9</text:p>
              </table:table-cell>
              <table:table-cell office:value-type="float" office:value="0.8">
                <text:p>0.8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9.4">
                <text:p>19.4</text:p>
              </table:table-cell>
              <table:table-cell office:value-type="float" office:value="28.6">
                <text:p>28.6</text:p>
              </table:table-cell>
              <table:table-cell office:value-type="float" office:value="21.1">
                <text:p>21.1</text:p>
              </table:table-cell>
              <table:table-cell office:value-type="float" office:value="5.2">
                <text:p>5.2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